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2"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3" style:family="paragraph" style:parent-style-name="Standard">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4" style:family="paragraph" style:parent-style-name="Standard" style:list-style-name="L3">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5"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6" style:family="paragraph" style:parent-style-name="Standard" style:list-style-name="L1">
      <style:paragraph-properties fo:text-align="start" style:justify-single-word="false"/>
      <style:text-properties fo:font-size="11pt" fo:font-weight="normal" style:font-size-asian="11pt" style:font-weight-asian="normal" style:font-size-complex="11pt" style:font-weight-complex="normal"/>
    </style:style>
    <style:style style:name="P7" style:family="paragraph" style:parent-style-name="Standard">
      <style:paragraph-properties fo:text-align="start"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8"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9" style:family="paragraph" style:parent-style-name="Standard">
      <style:paragraph-properties fo:text-align="start" style:justify-single-word="false"/>
      <style:text-properties fo:font-weight="normal" style:font-weight-asian="normal" style:font-weight-complex="normal"/>
    </style:style>
    <style:style style:name="P10" style:family="paragraph" style:parent-style-name="Standard">
      <style:paragraph-properties fo:margin-top="0cm" fo:margin-bottom="0cm" fo:text-align="start" style:justify-single-word="false"/>
      <style:text-properties style:text-underline-style="solid" style:text-underline-width="auto" style:text-underline-color="font-color" fo:font-weight="normal" style:font-weight-asian="normal" style:font-weight-complex="normal"/>
    </style:style>
    <style:style style:name="P11" style:family="paragraph" style:parent-style-name="Standard">
      <style:paragraph-properties fo:margin-top="0cm" fo:margin-bottom="0cm" fo:text-align="start" style:justify-single-word="false"/>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2" style:family="paragraph" style:parent-style-name="Standard">
      <style:paragraph-properties fo:margin-top="0cm" fo:margin-bottom="0cm" fo:text-align="start" style:justify-single-word="false"/>
      <style:text-properties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terativ Mjukvaruutveckling, Ht14.</text:p>
      <text:p text:style-name="P2"/>
      <text:p text:style-name="P1">Laboration 1</text:p>
      <text:p text:style-name="P1"/>
      <text:p text:style-name="P1">Uppgift 3A</text:p>
      <text:p text:style-name="P1"/>
      <text:p text:style-name="P8">Strategi</text:p>
      <text:list xml:id="list346679751642212469" text:style-name="L1">
        <text:list-item>
          <text:p text:style-name="P6">Börja i god tid. </text:p>
        </text:list-item>
        <text:list-item>
          <text:p text:style-name="P6">Läs igenom <text:s/>uppgiften och reflektera över vad som ska göras.</text:p>
        </text:list-item>
        <text:list-item>
          <text:p text:style-name="P6">Utgå ifrån uteslutningsmetoden över vilka metoder och lösningar man kan använda sig utav.</text:p>
        </text:list-item>
        <text:list-item>
          <text:p text:style-name="P6">Skriv så mycket utav koden som möjligt utifrån eget kunnande.</text:p>
        </text:list-item>
        <text:list-item>
          <text:p text:style-name="P6">Felsök sedan med hjälp av internet och de kurslitteratur vi haft tillgång till sedan tidigare.</text:p>
        </text:list-item>
      </text:list>
      <text:p text:style-name="P5"/>
      <text:p text:style-name="P7">Delmoment</text:p>
      <text:list xml:id="list7180413155450231730" text:style-name="L3">
        <text:list-item>
          <text:p text:style-name="P4">Läs igenom instruktionerna – analysera problemet.</text:p>
        </text:list-item>
        <text:list-item>
          <text:p text:style-name="P4">Gör en grov skiss över hur problemet ska lösas.</text:p>
        </text:list-item>
        <text:list-item>
          <text:p text:style-name="P4">Kontrollera att de valda metoderna/satserna uppfyller kraven för uppgiften samt är kompatibla med varandra.</text:p>
        </text:list-item>
        <text:list-item>
          <text:p text:style-name="P4">Fundera över vilka fel som kan uppstå/osäkra moment och ta reda på lösningar till de problemen.</text:p>
        </text:list-item>
        <text:list-item>
          <text:p text:style-name="P4">Koda – Tänk på: Vilka variabler MÅSTE vara med. Skriv kommentarer. Undvik slarvfel. DRY. </text:p>
        </text:list-item>
        <text:list-item>
          <text:p text:style-name="P4">Eventuellt felsök.</text:p>
        </text:list-item>
        <text:list-item>
          <text:p text:style-name="P4">Reflektera.</text:p>
        </text:list-item>
      </text:list>
      <text:p text:style-name="P3"/>
      <text:p text:style-name="P9"><text:span text:style-name="T1">Planerad tid</text:span><text:span text:style-name="T2"> :<text:tab/>1h</text:span> 0 min</text:p>
      <text:p text:style-name="P9"/>
      <text:p text:style-name="P3"><text:span text:style-name="T1">Praktisk tid</text:span> : <text:tab/>0 h <text:s/>45 min <text:s/>(Förberedelse: 10min, Informations-sök: 10 min, Kod: 25 min)</text:p>
      <text:p text:style-name="P3"><text:span text:style-name="T2"/></text:p>
      <text:p text:style-name="P3"/>
      <text:p text:style-name="P10">Avvikelser från planeringen :</text:p>
      <text:p text:style-name="P11">Färdigställde programmet 15 min tidigare än planerat.</text:p>
      <text:p text:style-name="P9"/>
      <text:p text:style-name="P10">Reflektioner :</text:p>
      <text:p text:style-name="P12">Utav erfarenhet från de tidigare uppgifterna så behövde jag inte fundera länge över vilken metod jag skulle använda mig av innan jag började koda. Att använda en for-loop för att på det viset vända på ordet var något jag redan bestämt mig för. Dock var det mycket till hjälp att jag hittade ett mycket enklare sätt att göra det på genom att låta for-loopen backa igenom ordet och spara det direkt än att köra ordet till en array och sedan vända arrayen och sedan spara den som en sträng.</text:p>
      <text:p text:style-name="P12"/>
      <text:p text:style-name="P12">Tidsplanen hölls även denna gången. Jag brukar försöka lägga planen med lite extra tid, just utifall att det skulle dyka upp problem man inte tänkt på i förväg. </text:p>
      <text:p text:style-name="P12">I detta fallet höll jag på att glömma att man bara fick skriva med små bokstäver, så jag fick lägga en extra kvart på att skriva in den delen och få felhanteringen att fungera ihop med det nya kodstycket.</text:p>
      <text:p text:style-name="P12">Jag tycker det gick bra att med den här uppgiften, och jag är tämligen säker på att jag fått med allting som skulle vara med. Kan inte säga något som jag skulle kunnat göra bättre mer än att kunna koden utantill som jag fick leta upp, men det är ju erfarenhet som krävs till det, vilket jag efter knappt ett kvartal med det här inte har hunnit skaffa mig ännu.</text:p>
      <text:p text:style-name="P9"/>
      <text:p text:style-name="P8">Tidslogg</text:p>
      <text:p text:style-name="P9">Tors 20/11<text:tab/>: 0 h 45 min.</text:p>
      <text:p text:style-name="P9"/>
      <text:p text:style-name="P8">Referenser</text:p>
      <text:p text:style-name="P3">http://www.c-sharpcorner.com/Blogs/13822/program-to-check-whether-a-string-palindrome-is-or-not.asp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olina Skov Pedersen</meta:initial-creator>
    <meta:creation-date>2014-11-20T10:30:48.47</meta:creation-date>
    <dc:date>2014-11-20T13:56:24.86</dc:date>
    <dc:creator>Carolina Skov Pedersen</dc:creator>
    <meta:editing-duration>PT3H25M29S</meta:editing-duration>
    <meta:editing-cycles>14</meta:editing-cycles>
    <meta:generator>OpenOffice/4.1.1$Win32 OpenOffice.org_project/411m6$Build-9775</meta:generator>
    <meta:document-statistic meta:table-count="0" meta:image-count="0" meta:object-count="0" meta:page-count="1" meta:paragraph-count="30" meta:word-count="405" meta:character-count="2384"/>
  </office:meta>
</office:document-meta>
</file>